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0777in" fo:margin-left="0in" fo:text-indent="0in">
        <style:tab-stops/>
      </style:paragraph-properties>
      <style:text-properties fo:font-weight="bold" style:font-weight-asian="bold"/>
    </style:style>
    <style:style style:name="P2" style:parent-style-name="Normal" style:family="paragraph">
      <style:paragraph-properties fo:text-align="center" fo:margin-bottom="0.0777in" fo:margin-left="0in" fo:text-indent="0in">
        <style:tab-stops/>
      </style:paragraph-properties>
      <style:text-properties fo:font-weight="bold" style:font-weight-asian="bold"/>
    </style:style>
    <style:style style:name="P3" style:parent-style-name="Normal" style:family="paragraph">
      <style:paragraph-properties fo:text-align="start" fo:margin-bottom="0.0777in" fo:margin-left="0in" fo:text-indent="0in">
        <style:tab-stops/>
      </style:paragraph-properties>
    </style:style>
    <style:style style:name="T4" style:parent-style-name="Fonteparág.padrão" style:family="text">
      <style:text-properties fo:font-weight="bold" style:font-weight-asian="bold"/>
    </style:style>
    <style:style style:name="P5" style:parent-style-name="Normal" style:family="paragraph">
      <style:paragraph-properties fo:text-align="start" fo:margin-bottom="0.0777in" fo:margin-left="0in" fo:text-indent="0in">
        <style:tab-stops/>
      </style:paragraph-properties>
    </style:style>
    <style:style style:name="T6" style:parent-style-name="Fonteparág.padrão" style:family="text">
      <style:text-properties fo:font-weight="bold" style:font-weight-asian="bold"/>
    </style:style>
    <style:style style:name="P7" style:parent-style-name="Normal" style:family="paragraph">
      <style:paragraph-properties fo:text-align="start" fo:margin-bottom="0.0777in" fo:margin-left="0in" fo:text-indent="0in">
        <style:tab-stops/>
      </style:paragraph-properties>
    </style:style>
    <style:style style:name="T8" style:parent-style-name="Fonteparág.padrão" style:family="text">
      <style:text-properties fo:font-weight="bold" style:font-weight-asian="bold"/>
    </style:style>
    <style:style style:name="P9" style:parent-style-name="Normal" style:family="paragraph">
      <style:paragraph-properties fo:text-align="start" fo:margin-bottom="0.0777in" fo:margin-left="0in" fo:text-indent="0in">
        <style:tab-stops/>
      </style:paragraph-properties>
    </style:style>
    <style:style style:name="T10" style:parent-style-name="Fonteparág.padrão" style:family="text">
      <style:text-properties fo:font-weight="bold" style:font-weight-asian="bold"/>
    </style:style>
    <style:style style:name="P11" style:parent-style-name="Normal" style:family="paragraph">
      <style:paragraph-properties fo:text-align="start" fo:margin-bottom="0.0777in" fo:margin-left="0in" fo:text-indent="0in">
        <style:tab-stops/>
      </style:paragraph-properties>
    </style:style>
    <style:style style:name="T12" style:parent-style-name="Fonteparág.padrão" style:family="text">
      <style:text-properties fo:font-weight="bold" style:font-weight-asian="bold"/>
    </style:style>
    <style:style style:name="P13" style:parent-style-name="Normal" style:family="paragraph">
      <style:paragraph-properties fo:text-align="start" fo:margin-bottom="0.0777in" fo:margin-left="0in" fo:text-indent="0in">
        <style:tab-stops/>
      </style:paragraph-properties>
    </style:style>
    <style:style style:name="T14" style:parent-style-name="Fonteparág.padrão" style:family="text">
      <style:text-properties fo:font-weight="bold" style:font-weight-asian="bold"/>
    </style:style>
    <style:style style:name="T15" style:parent-style-name="Fonteparág.padrão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P16" style:parent-style-name="Normal" style:family="paragraph">
      <style:paragraph-properties fo:text-align="start" fo:margin-bottom="0.0777in" fo:margin-left="0in" fo:text-indent="0in">
        <style:tab-stops/>
      </style:paragraph-properties>
    </style:style>
    <style:style style:name="T17" style:parent-style-name="Fonteparág.padrão" style:family="text">
      <style:text-properties fo:font-weight="bold" style:font-weight-asian="bold"/>
    </style:style>
    <style:style style:name="P18" style:parent-style-name="Normal" style:family="paragraph">
      <style:paragraph-properties fo:text-align="start" fo:margin-bottom="0.0777in" fo:margin-left="0in" fo:text-indent="0in">
        <style:tab-stops/>
      </style:paragraph-properties>
    </style:style>
    <style:style style:name="T19" style:parent-style-name="Fonteparág.padrão" style:family="text">
      <style:text-properties fo:font-weight="bold" style:font-weight-asian="bold"/>
    </style:style>
    <style:style style:name="P20" style:parent-style-name="Normal" style:family="paragraph">
      <style:paragraph-properties fo:text-align="start" fo:margin-bottom="0.0777in" fo:margin-left="0in" fo:text-indent="0in">
        <style:tab-stops/>
      </style:paragraph-properties>
    </style:style>
    <style:style style:name="P21" style:parent-style-name="Normal" style:family="paragraph">
      <style:paragraph-properties fo:text-align="center" fo:margin-bottom="0.0777in" fo:margin-left="0in" fo:text-indent="0in">
        <style:tab-stops/>
      </style:paragraph-properties>
      <style:text-properties fo:font-weight="bold" style:font-weight-asian="bold"/>
    </style:style>
    <style:style style:name="P22" style:parent-style-name="Normal" style:family="paragraph">
      <style:paragraph-properties fo:text-align="start" fo:margin-bottom="0.0805in" fo:margin-left="0in" fo:text-indent="0in">
        <style:tab-stops/>
      </style:paragraph-properties>
    </style:style>
    <style:style style:name="T23" style:parent-style-name="Fonteparág.padrão" style:family="text">
      <style:text-properties fo:font-weight="bold" style:font-weight-asian="bold"/>
    </style:style>
    <style:style style:name="P24" style:parent-style-name="Normal" style:family="paragraph">
      <style:paragraph-properties fo:text-align="start" fo:margin-bottom="0.0805in" fo:margin-left="0in" fo:text-indent="0in">
        <style:tab-stops/>
      </style:paragraph-properties>
    </style:style>
    <style:style style:name="T25" style:parent-style-name="Fonteparág.padrão" style:family="text">
      <style:text-properties fo:font-weight="bold" style:font-weight-asian="bold"/>
    </style:style>
    <style:style style:name="P26" style:parent-style-name="Normal" style:family="paragraph">
      <style:paragraph-properties fo:text-align="start" fo:margin-bottom="0.0805in" fo:margin-left="0in" fo:text-indent="0in">
        <style:tab-stops/>
      </style:paragraph-properties>
    </style:style>
    <style:style style:name="T27" style:parent-style-name="Fonteparág.padrão" style:family="text">
      <style:text-properties fo:font-weight="bold" style:font-weight-asian="bold"/>
    </style:style>
    <style:style style:name="P28" style:parent-style-name="Normal" style:family="paragraph">
      <style:paragraph-properties fo:text-align="start" fo:margin-bottom="0.0805in" fo:margin-left="0in" fo:text-indent="0in">
        <style:tab-stops/>
      </style:paragraph-properties>
    </style:style>
    <style:style style:name="T29" style:parent-style-name="Fonteparág.padrão" style:family="text">
      <style:text-properties fo:font-weight="bold" style:font-weight-asian="bold"/>
    </style:style>
    <style:style style:name="P30" style:parent-style-name="Normal" style:family="paragraph">
      <style:paragraph-properties fo:text-align="start" fo:margin-bottom="0.0805in" fo:margin-left="0in" fo:text-indent="0in">
        <style:tab-stops/>
      </style:paragraph-properties>
    </style:style>
    <style:style style:name="T31" style:parent-style-name="Fonteparág.padrão" style:family="text">
      <style:text-properties fo:font-weight="bold" style:font-weight-asian="bold"/>
    </style:style>
    <style:style style:name="P32" style:parent-style-name="Normal" style:family="paragraph">
      <style:paragraph-properties fo:text-align="start" fo:margin-bottom="0.0805in" fo:margin-left="0in" fo:text-indent="0in">
        <style:tab-stops/>
      </style:paragraph-properties>
    </style:style>
    <style:style style:name="T33" style:parent-style-name="Fonteparág.padrão" style:family="text">
      <style:text-properties fo:font-weight="bold" style:font-weight-asian="bold"/>
    </style:style>
    <style:style style:name="P34" style:parent-style-name="Normal" style:family="paragraph">
      <style:paragraph-properties fo:text-align="start" fo:margin-bottom="0.0805in" fo:margin-left="0in" fo:text-indent="0in">
        <style:tab-stops/>
      </style:paragraph-properties>
    </style:style>
    <style:style style:name="T35" style:parent-style-name="Fonteparág.padrão" style:family="text">
      <style:text-properties fo:font-weight="bold" style:font-weight-asian="bold"/>
    </style:style>
    <style:style style:name="P36" style:parent-style-name="Normal" style:family="paragraph">
      <style:paragraph-properties fo:text-align="start" fo:margin-bottom="0.0805in" fo:margin-left="0in" fo:text-indent="0in">
        <style:tab-stops/>
      </style:paragraph-properties>
    </style:style>
    <style:style style:name="T37" style:parent-style-name="Fonteparág.padrão" style:family="text">
      <style:text-properties fo:font-weight="bold" style:font-weight-asian="bold"/>
    </style:style>
    <style:style style:name="P38" style:parent-style-name="Normal" style:family="paragraph">
      <style:paragraph-properties fo:text-align="start" fo:margin-bottom="0.0805in" fo:margin-left="0in" fo:text-indent="0in">
        <style:tab-stops/>
      </style:paragraph-properties>
    </style:style>
    <style:style style:name="T39" style:parent-style-name="Fonteparág.padrão" style:family="text">
      <style:text-properties fo:font-weight="bold" style:font-weight-asian="bold"/>
    </style:style>
    <style:style style:name="P40" style:parent-style-name="Normal" style:family="paragraph">
      <style:paragraph-properties fo:text-align="start" fo:margin-bottom="0.0805in" fo:margin-left="0in" fo:text-indent="0in">
        <style:tab-stops/>
      </style:paragraph-properties>
    </style:style>
    <style:style style:name="T41" style:parent-style-name="Fonteparág.padrão" style:family="text">
      <style:text-properties fo:font-weight="bold" style:font-weight-asian="bold"/>
    </style:style>
    <style:style style:name="P42" style:parent-style-name="Normal" style:family="paragraph">
      <style:paragraph-properties fo:text-align="start" fo:margin-bottom="0.0805in" fo:margin-left="0in" fo:text-indent="0in">
        <style:tab-stops/>
      </style:paragraph-properties>
    </style:style>
    <style:style style:name="T43" style:parent-style-name="Fonteparág.padrão" style:family="text">
      <style:text-properties fo:font-weight="bold" style:font-weight-asian="bold"/>
    </style:style>
    <style:style style:name="P44" style:parent-style-name="Normal" style:family="paragraph">
      <style:paragraph-properties fo:text-align="start" fo:margin-bottom="0.0805in" fo:margin-left="0in" fo:text-indent="0in">
        <style:tab-stops/>
      </style:paragraph-properties>
    </style:style>
    <style:style style:name="T45" style:parent-style-name="Fonteparág.padrão" style:family="text">
      <style:text-properties fo:font-weight="bold" style:font-weight-asian="bold"/>
    </style:style>
    <style:style style:name="P46" style:parent-style-name="Normal" style:family="paragraph">
      <style:paragraph-properties fo:text-align="start" fo:margin-bottom="0.0805in" fo:margin-left="0in" fo:text-indent="0in">
        <style:tab-stops/>
      </style:paragraph-properties>
    </style:style>
    <style:style style:name="T47" style:parent-style-name="Fonteparág.padrão" style:family="text">
      <style:text-properties fo:font-weight="bold" style:font-weight-asian="bold"/>
    </style:style>
    <style:style style:name="P48" style:parent-style-name="Normal" style:family="paragraph">
      <style:paragraph-properties fo:text-align="start" fo:margin-bottom="0.0805in" fo:margin-left="0in" fo:text-indent="0in">
        <style:tab-stops/>
      </style:paragraph-properties>
    </style:style>
    <style:style style:name="T49" style:parent-style-name="Fonteparág.padrão" style:family="text">
      <style:text-properties fo:font-weight="bold" style:font-weight-asian="bold"/>
    </style:style>
    <style:style style:name="P50" style:parent-style-name="Normal" style:family="paragraph">
      <style:paragraph-properties fo:text-align="start" fo:margin-bottom="0.0805in" fo:margin-left="0in" fo:text-indent="0in">
        <style:tab-stops/>
      </style:paragraph-properties>
    </style:style>
    <style:style style:name="T51" style:parent-style-name="Fonteparág.padrão" style:family="text">
      <style:text-properties fo:font-weight="bold" style:font-weight-asian="bold"/>
    </style:style>
    <style:style style:name="P52" style:parent-style-name="Normal" style:family="paragraph">
      <style:paragraph-properties fo:text-align="start" fo:margin-bottom="0.0805in" fo:margin-left="0in" fo:text-indent="0in">
        <style:tab-stops/>
      </style:paragraph-properties>
    </style:style>
    <style:style style:name="T53" style:parent-style-name="Fonteparág.padrão" style:family="text">
      <style:text-properties fo:font-weight="bold" style:font-weight-asian="bold"/>
    </style:style>
    <style:style style:name="P54" style:parent-style-name="Normal" style:family="paragraph">
      <style:paragraph-properties fo:text-align="start" fo:margin-bottom="0.0805in" fo:margin-left="0in" fo:text-indent="0in">
        <style:tab-stops/>
      </style:paragraph-properties>
    </style:style>
    <style:style style:name="T55" style:parent-style-name="Fonteparág.padrão" style:family="text">
      <style:text-properties fo:font-weight="bold" style:font-weight-asian="bold"/>
    </style:style>
    <style:style style:name="P56" style:parent-style-name="Normal" style:family="paragraph">
      <style:paragraph-properties fo:text-align="start" fo:margin-bottom="0.0805in" fo:margin-left="0in" fo:text-indent="0in">
        <style:tab-stops/>
      </style:paragraph-properties>
    </style:style>
    <style:style style:name="T57" style:parent-style-name="Fonteparág.padrão" style:family="text">
      <style:text-properties fo:font-weight="bold" style:font-weight-asian="bold"/>
    </style:style>
    <style:style style:name="P58" style:parent-style-name="Normal" style:family="paragraph">
      <style:paragraph-properties fo:text-align="start" fo:margin-bottom="0.0805in" fo:margin-left="0in" fo:text-indent="0in">
        <style:tab-stops/>
      </style:paragraph-properties>
    </style:style>
    <style:style style:name="T59" style:parent-style-name="Fonteparág.padrão" style:family="text">
      <style:text-properties fo:font-weight="bold" style:font-weight-asian="bold"/>
    </style:style>
    <style:style style:name="P60" style:parent-style-name="Normal" style:family="paragraph">
      <style:paragraph-properties fo:text-align="start" fo:margin-bottom="0.0805in" fo:margin-left="0in" fo:text-indent="0in">
        <style:tab-stops/>
      </style:paragraph-properties>
    </style:style>
    <style:style style:name="T61" style:parent-style-name="Fonteparág.padrão" style:family="text">
      <style:text-properties fo:font-weight="bold" style:font-weight-asian="bold"/>
    </style:style>
  </office:automatic-styles>
  <office:body>
    <office:text text:use-soft-page-breaks="true">
      <text:p text:style-name="P1">Glossário de Termos Indicadores de Qualidade dos Serviços – RQUAL</text:p>
      <text:p text:style-name="P2">Metadados Principais</text:p>
      <text:p text:style-name="P3"><text:span text:style-name="T4">Título da base de dados</text:span>: Glossario_de_Termos_<text:bookmark-start text:name="_Hlk135665544"/>Indicadores de Qualidade dos Serviços – RQUAL<text:bookmark-end text:name="_Hlk135665544"/></text:p>
      <text:p text:style-name="P5"><text:span text:style-name="T6">Descrição</text:span>: Base de dados contendo os resultados dos<text:s/>indicadores de qualidade da telefonia fixa (Serviço Telefônico Fixo Comutado - STFC), telefonia móvel (Serviço Móvel Pessoal - SMP), banda larga fixa (Serviço de Comunicação Multimídia - SCM) e TV por assinatura (Serviço de Acesso Condicionado - SeAC) monitorados no âmbito do Regulamento de Qualidade dos Serviços de Telecomunicações, a partir de março de 2022.</text:p>
      <text:p text:style-name="P7"><text:span text:style-name="T8">Palavras-chave</text:span>: Anatel, Indicadores, Qualidade, RQUAL <text:s/></text:p>
      <text:p text:style-name="P9"><text:span text:style-name="T10">Autor</text:span>: Agência Nacional de Telecomunicações – Anatel<text:s/></text:p>
      <text:p text:style-name="P11"><text:span text:style-name="T12">Área técnica responsável pelo dado</text:span>: Gerência de Controle de Obrigações de Qualidade</text:p>
      <text:p text:style-name="P13"><text:span text:style-name="T14">E-mail da área técnica</text:span>:<text:s/><text:span text:style-name="T15">coql@anatel.gov.br</text:span></text:p>
      <text:p text:style-name="P16"><text:span text:style-name="T17">Periodicidade de atualização</text:span>: mensal<text:s/></text:p>
      <text:p text:style-name="P18"><text:span text:style-name="T19">Temas aos quais o dado está associado</text:span>: Ciência, Informação e Comunicação</text:p>
      <text:p text:style-name="P20"/>
      <text:p text:style-name="P21">Glossário de Termos</text:p>
      <text:p text:style-name="P22"><text:span text:style-name="T23">Ano</text:span>: Ano ao qual os dados se referem</text:p>
      <text:p text:style-name="P24"><text:span text:style-name="T25">Mês:<text:s/></text:span>Mês ao qual os dados se referem</text:p>
      <text:p text:style-name="P26"><text:span text:style-name="T27">Serviço:<text:s/></text:span>Serviço prestado referente aos dados apresentados</text:p>
      <text:p text:style-name="P28"><text:span text:style-name="T29">Indicador:</text:span><text:s/>Acrônimo do indicador de qualidade ou indicador informativo (ex: IND1, INF1, etc)</text:p>
      <text:p text:style-name="P30"><text:span text:style-name="T31">Descrição:<text:s/></text:span>Descrição do indicador de qualidade ou<text:s/>indicador informativo</text:p>
      <text:p text:style-name="P32"><text:span text:style-name="T33">Tipo:<text:s/></text:span>Tipo do indicador: Indicador IQS – Indicador que compõe o Índice de Qualidade de Serviço (IQS); Informativo – Indicadores de caráter informativo para monitoramento <text:s/></text:p>
      <text:p text:style-name="P34"><text:span text:style-name="T35">Grupo:<text:s/></text:span>Grupo a que pertence o indicador: Redes ou Relacionamento</text:p>
      <text:p text:style-name="P36"><text:span text:style-name="T37">Código IBGE:<text:s/></text:span>Código IBGE do Município</text:p>
      <text:p text:style-name="P38"><text:span text:style-name="T39">Município:<text:s/></text:span>Nome do Município</text:p>
      <text:p text:style-name="P40"><text:span text:style-name="T41">UF:<text:s/></text:span>Unidade Federativa</text:p>
      <text:p text:style-name="P42"><text:span text:style-name="T43">Prestadora:<text:s/></text:span>Nome da Prestadora</text:p>
      <text:p text:style-name="P44"><text:span text:style-name="T45">Resultado:<text:s/></text:span>Resultado do indicador</text:p>
      <text:p text:style-name="P46"><text:span text:style-name="T47">Unidade de Medida:<text:s/></text:span>Unidade da medida do indicador apresentado</text:p>
      <text:p text:style-name="P48"><text:span text:style-name="T49">Número de Coletores:<text:s/></text:span>Número total de<text:s/>coletores utilizados que geraram medição</text:p>
      <text:p text:style-name="P50"><text:span text:style-name="T51">Número de Medidas:<text:s/></text:span>Quantidade de medidas realizadas</text:p>
      <text:p text:style-name="P52"><text:span text:style-name="T53">Erro Amostral:</text:span><text:s/>Valor calculado do erro amostral do dado apresentado</text:p>
      <text:soft-page-break/>
      <text:p text:style-name="P54"><text:span text:style-name="T55">Limite Inferior:<text:s/></text:span>Limite mínimo do indicador (aplicável aos indicadores obtidos por<text:s/>amostra, IND4 a IND7)</text:p>
      <text:p text:style-name="P56"><text:span text:style-name="T57">Limite Superior:<text:s/></text:span>Limite máximo do indicador (aplicável aos indicadores obtidos por amostra, IND4 a IND7)</text:p>
      <text:p text:style-name="P58"><text:span text:style-name="T59">Valor de Referência Superior:<text:s/></text:span>É o valor de referência superior do indicador de qualidade do serviço correspondente, conforme apresentado no Documento de Valores de Referência (DVR)</text:p>
      <text:p text:style-name="P60"><text:span text:style-name="T61">Valor de Referência Inferior:<text:s/></text:span>É o valor de referência inferior do indicador de qualidade do serviço correspondente, conforme apresentado no Documento de Valores de Referência (DVR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text-align="center" fo:margin-bottom="0.0812in" fo:margin-left="0.0069in" fo:margin-right="0.0041in" fo:text-indent="-0.0069in">
        <style:tab-stops/>
      </style:paragraph-properties>
      <style:text-properties style:font-name="Times New Roman" fo:font-weight="bold" style:font-weight-asian="bold" fo:color="#000000" fo:font-size="12pt" style:font-size-asian="12pt" fo:hyphenate="false"/>
    </style:style>
    <style:style style:name="Normal" style:display-name="Normal" style:family="paragraph">
      <style:paragraph-properties fo:text-align="justify" fo:margin-bottom="0.0812in" fo:margin-left="0.2569in" fo:text-indent="-0.0069in">
        <style:tab-stops/>
      </style:paragraph-properties>
      <style:text-properties style:font-name="Times New Roman" fo:color="#000000" fo:font-size="12pt" style:font-size-asian="12pt" fo:hyphenate="false"/>
    </style:style>
    <style:style style:name="Fonteparág.padrão" style:display-name="Fonte parág. padrão" style:family="text"/>
    <style:style style:name="Título1Char" style:display-name="Título 1 Char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916in" fo:margin-left="1.1819in" fo:margin-bottom="1.6291in" fo:margin-right="0.588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Windows User</meta:initial-creator>
    <dc:creator>Jose Jorge Veloso da Silva</dc:creator>
    <meta:creation-date>2023-07-06T18:42:00Z</meta:creation-date>
    <dc:date>2023-07-06T18:42:00Z</dc:date>
    <meta:template xlink:href="Normal" xlink:type="simple"/>
    <meta:editing-cycles>2</meta:editing-cycles>
    <meta:editing-duration>PT0S</meta:editing-duration>
    <meta:user-defined meta:name="ContentTypeId">0x010100A0374B28C7068C4890B91E0586B1D17C</meta:user-defined>
    <meta:document-statistic meta:page-count="2" meta:paragraph-count="4" meta:word-count="388" meta:character-count="2480" meta:row-count="17" meta:non-whitespace-character-count="2096"/>
  </office:meta>
</office:document-meta>
</file>